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85002a" draw:marker-start-width="0.42cm" draw:marker-start-center="false" draw:marker-end-width="0.42cm" draw:marker-end-center="false" svg:stroke-opacity="15%" draw:stroke-linejoin="miter" draw:fill="solid" draw:fill-color="#ffffff" draw:textarea-horizontal-align="center" draw:textarea-vertical-align="middle" draw:auto-grow-height="false" draw:fit-to-size="false" fo:min-height="0cm" fo:min-width="0cm" fo:padding-top="0.167cm" fo:padding-bottom="0.167cm" fo:padding-left="0.287cm" fo:padding-right="0.287cm" fo:wrap-option="wrap" draw:shadow="hidden" draw:shadow-offset-x="0.3cm" draw:shadow-offset-y="0.3cm" draw:shadow-color="#808080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5cm" svg:height="2.44cm" draw:transform="rotate (1.5707963267946) translate (1cm 20.25cm)">
          <text:p text:style-name="P1"><text:span text:style-name="T1">S2IMAC </text:span></text:p>
          <draw:enhanced-geometry svg:viewBox="0 0 21600 21600" draw:mirror-horizontal="false" draw:mirror-vertical="false" draw:text-path="true" draw:text-path-mode="shape" draw:text-path-scale="path" draw:text-path-same-letter-heights="fals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Stephan Linz</meta:initial-creator>
    <meta:creation-date>2011-02-25T12:14:58</meta:creation-date>
    <dc:date>2011-02-27T12:48:38</dc:date>
    <dc:creator>Stephan Linz</dc:creator>
    <meta:editing-duration>PT00H07M39S</meta:editing-duration>
    <meta:editing-cycles>4</meta:editing-cycles>
    <meta:generator>OpenOffice.org/3.0$Unix OpenOffice.org_project/300m15$Build-9379</meta:gener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